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13f1a4" fo:background-color="transparent" style:font-size-asian="18pt" style:font-name-complex="Garamond" style:font-size-complex="18pt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13f1a4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6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7" style:family="paragraph" style:parent-style-name="Standard">
      <style:paragraph-properties fo:line-height="100%" fo:text-align="justify" style:justify-single-word="false" style:writing-mode="lr-tb"/>
      <style:text-properties style:font-name="Garamond" style:text-underline-style="solid" style:text-underline-width="auto" style:text-underline-color="font-color" fo:font-weight="bold" officeooo:rsid="0013f1a4" officeooo:paragraph-rsid="0013f1a4" fo:background-color="transparent" style:font-weight-asian="bold" style:font-name-complex="Garamond" style:font-weight-complex="bold"/>
    </style:style>
    <style:style style:name="P8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13f1a4"/>
    </style:style>
    <style:style style:name="P9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10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11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12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13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14" style:family="paragraph" style:parent-style-name="Standard" style:list-style-name="L1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15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16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4ae6" fo:hyphenate="false" fo:hyphenation-remain-char-count="2" fo:hyphenation-push-char-count="2"/>
    </style:style>
    <style:style style:name="P17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90bd" fo:hyphenate="false" fo:hyphenation-remain-char-count="2" fo:hyphenation-push-char-count="2"/>
    </style:style>
    <style:style style:name="P18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19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74ae6" officeooo:paragraph-rsid="00174ae6" fo:background-color="transparent" style:font-name-complex="Garamond" fo:hyphenate="false" fo:hyphenation-remain-char-count="2" fo:hyphenation-push-char-count="2"/>
    </style:style>
    <style:style style:name="P20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21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22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23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/>
    </style:style>
    <style:style style:name="P24" style:family="paragraph" style:parent-style-name="Standard">
      <style:paragraph-properties fo:line-height="100%" fo:text-align="justify" style:justify-single-word="false" style:writing-mode="lr-tb"/>
      <style:text-properties style:font-name="Garamond" style:text-underline-style="solid" style:text-underline-width="auto" style:text-underline-color="font-color" fo:font-weight="bold" officeooo:rsid="0013f1a4" officeooo:paragraph-rsid="001ceeef" fo:background-color="transparent" style:font-weight-asian="bold" style:font-name-complex="Garamond" style:font-weight-complex="bold"/>
    </style:style>
    <style:style style:name="P25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26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f62bd" style:font-size-asian="10.5pt" style:font-weight-asian="normal" style:font-size-complex="12pt" style:font-weight-complex="normal" fo:hyphenate="false" fo:hyphenation-remain-char-count="2" fo:hyphenation-push-char-count="2"/>
    </style:style>
    <style:style style:name="P27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28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29" style:family="paragraph" style:parent-style-name="Standard" style:list-style-name="L3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3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9f68e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9f68e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3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ceeef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3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9f68e" fo:background-color="transparent" style:font-name-complex="Garamond" fo:hyphenate="false" fo:hyphenation-remain-char-count="2" fo:hyphenation-push-char-count="2"/>
    </style:style>
    <style:style style:name="P3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3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ceeef" officeooo:paragraph-rsid="001ceeef" fo:background-color="transparent" style:font-name-complex="Garamond" fo:hyphenate="false" fo:hyphenation-remain-char-count="2" fo:hyphenation-push-char-count="2"/>
    </style:style>
    <style:style style:name="P3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daede" officeooo:paragraph-rsid="00223cea" fo:background-color="transparent" style:font-name-complex="Garamond" fo:hyphenate="false" fo:hyphenation-remain-char-count="2" fo:hyphenation-push-char-count="2"/>
    </style:style>
    <style:style style:name="P3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23cea" fo:background-color="transparent" style:font-name-complex="Garamond" fo:hyphenate="false" fo:hyphenation-remain-char-count="2" fo:hyphenation-push-char-count="2"/>
    </style:style>
    <style:style style:name="P3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386e3" fo:background-color="transparent" style:font-name-complex="Garamond" fo:hyphenate="false" fo:hyphenation-remain-char-count="2" fo:hyphenation-push-char-count="2"/>
    </style:style>
    <style:style style:name="P4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20834d" fo:background-color="#ffff00" style:font-name-complex="Garamond" fo:hyphenate="false" fo:hyphenation-remain-char-count="2" fo:hyphenation-push-char-count="2"/>
    </style:style>
    <style:style style:name="P4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9f68e" fo:background-color="#ffff00" fo:hyphenate="false" fo:hyphenation-remain-char-count="2" fo:hyphenation-push-char-count="2"/>
    </style:style>
    <style:style style:name="P4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background-color="#ffff00" fo:hyphenate="false" fo:hyphenation-remain-char-count="2" fo:hyphenation-push-char-count="2"/>
    </style:style>
    <style:style style:name="P4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23cea" fo:background-color="transparent" fo:hyphenate="false" fo:hyphenation-remain-char-count="2" fo:hyphenation-push-char-count="2"/>
    </style:style>
    <style:style style:name="P4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386e3" fo:background-color="transparent" style:font-name-complex="Garamond" fo:hyphenate="false" fo:hyphenation-remain-char-count="2" fo:hyphenation-push-char-count="2"/>
    </style:style>
    <style:style style:name="P4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1" officeooo:rsid="0020834d" officeooo:paragraph-rsid="0020834d" fo:background-color="transparent" fo:hyphenate="false" fo:hyphenation-remain-char-count="2" fo:hyphenation-push-char-count="2"/>
    </style:style>
    <style:style style:name="P47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48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49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50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51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52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53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59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60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61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62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63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64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65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66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67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68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69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70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71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72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73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74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75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76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77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78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79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paragraph-rsid="001ceeef" fo:hyphenate="false" fo:hyphenation-remain-char-count="2" fo:hyphenation-push-char-count="2"/>
    </style:style>
    <style:style style:name="P80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81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82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9f68e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83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84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85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86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87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88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89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90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91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92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93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94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95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96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97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98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99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100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101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102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103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104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105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106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107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108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109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110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111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112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113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114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9f68e" style:font-size-asian="16pt" style:font-size-complex="16pt" fo:hyphenate="false" fo:hyphenation-remain-char-count="2" fo:hyphenation-push-char-count="2"/>
    </style:style>
    <style:style style:name="P115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116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117" style:family="paragraph" style:parent-style-name="Standard">
      <style:paragraph-properties fo:margin-left="1.199cm" fo:margin-right="0cm" fo:line-height="100%" fo:text-align="justify" style:justify-single-word="false" fo:orphans="0" fo:widows="0" fo:hyphenation-ladder-count="no-limit" fo:text-indent="-1.199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118" style:family="paragraph" style:parent-style-name="Standard" style:list-style-name="L2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1" officeooo:rsid="00174ae6" officeooo:paragraph-rsid="00174ae6" fo:background-color="transparent" style:font-name-complex="Garamond" fo:hyphenate="false" fo:hyphenation-remain-char-count="2" fo:hyphenation-push-char-count="2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style:font-name="Garamond" fo:font-weight="bold" officeooo:rsid="0013f1a4" fo:background-color="transparent" loext:char-shading-value="0" style:font-weight-asian="bold" style:font-name-complex="Garamond" style:font-weight-complex="bold"/>
    </style:style>
    <style:style style:name="T9" style:family="text">
      <style:text-properties style:font-name="Garamond" fo:font-size="16pt" style:text-underline-style="none" fo:font-weight="bold" officeooo:rsid="0013f1a4" fo:background-color="transparent" loext:char-shading-value="0" style:font-size-asian="16pt" style:font-weight-asian="bold" style:font-name-complex="Garamond" style:font-size-complex="16pt" style:font-weight-complex="bold"/>
    </style:style>
    <style:style style:name="T10" style:family="text">
      <style:text-properties style:font-name="Garamond" officeooo:rsid="0013f1a4" fo:background-color="transparent" loext:char-shading-value="0" style:font-name-complex="Garamond"/>
    </style:style>
    <style:style style:name="T11" style:family="text">
      <style:text-properties style:font-name="Garamond" officeooo:rsid="0015b1fe" fo:background-color="transparent" loext:char-shading-value="0" style:font-name-complex="Garamond"/>
    </style:style>
    <style:style style:name="T12" style:family="text">
      <style:text-properties style:font-name="Garamond" officeooo:rsid="00174ae6" fo:background-color="transparent" loext:char-shading-value="0" style:font-name-complex="Garamond"/>
    </style:style>
    <style:style style:name="T13" style:family="text">
      <style:text-properties style:font-name="Garamond" officeooo:rsid="001790bd" fo:background-color="transparent" loext:char-shading-value="0" style:font-name-complex="Garamond"/>
    </style:style>
    <style:style style:name="T14" style:family="text">
      <style:text-properties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15" style:family="text">
      <style:text-properties style:font-name="Garamond" style:text-underline-style="none" fo:background-color="transparent" loext:char-shading-value="0" style:font-name-complex="Garamond"/>
    </style:style>
    <style:style style:name="T16" style:family="text">
      <style:text-properties style:font-name="Garamond" style:text-underline-style="none" officeooo:rsid="0013f1a4" fo:background-color="transparent" loext:char-shading-value="0" style:font-name-complex="Garamond"/>
    </style:style>
    <style:style style:name="T17" style:family="text">
      <style:text-properties style:font-name="Garamond" style:text-underline-style="none" officeooo:rsid="001f62bd" fo:background-color="transparent" loext:char-shading-value="0" style:font-name-complex="Garamond"/>
    </style:style>
    <style:style style:name="T18" style:family="text">
      <style:text-properties style:font-name="Garamond" style:text-underline-style="none" officeooo:rsid="0020834d" fo:background-color="transparent" loext:char-shading-value="0" style:font-name-complex="Garamond"/>
    </style:style>
    <style:style style:name="T19" style:family="text">
      <style:text-properties style:font-name="Garamond" fo:font-size="15pt" fo:font-style="normal" style:text-underline-style="none" fo:font-weight="bold" officeooo:rsid="0013f1a4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0" style:family="text">
      <style:text-properties style:font-name="Garamond" fo:font-size="15pt" style:text-underline-style="none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1" style:family="text">
      <style:text-properties style:font-name="Garamond" fo:font-style="normal" style:text-underline-style="none" fo:font-weight="bold" officeooo:rsid="0013f1a4" fo:background-color="transparent" loext:char-shading-value="0" style:font-style-asian="normal" style:font-weight-asian="bold" style:font-name-complex="Garamond" style:font-style-complex="normal" style:font-weight-complex="bold"/>
    </style:style>
    <style:style style:name="T22" style:family="text">
      <style:text-properties officeooo:rsid="0013f1a4"/>
    </style:style>
    <style:style style:name="T23" style:family="text">
      <style:text-properties officeooo:rsid="00174ae6"/>
    </style:style>
    <style:style style:name="T24" style:family="text">
      <style:text-properties officeooo:rsid="001790b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13f1a4" style:font-size-asian="12pt" style:font-size-complex="12pt"/>
    </style:style>
    <style:style style:name="T27" style:family="text">
      <style:text-properties fo:font-size="12pt" fo:font-weight="bold" officeooo:rsid="0013f1a4" style:font-name-asian="Garamond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13f1a4" style:font-size-asian="12pt" style:font-weight-asian="bold" style:font-size-complex="12pt" style:font-weight-complex="bold"/>
    </style:style>
    <style:style style:name="T29" style:family="text">
      <style:text-properties fo:font-size="12pt" fo:font-weight="normal" officeooo:rsid="0013f1a4" style:font-name-asian="Garamond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13f1a4" style:font-size-asian="12pt" style:font-weight-asian="normal" style:font-size-complex="12pt" style:font-weight-complex="normal"/>
    </style:style>
    <style:style style:name="T31" style:family="text">
      <style:text-properties fo:font-size="12pt" officeooo:rsid="0013f1a4" style:font-name-asian="Garamond" style:font-size-asian="12pt" style:font-size-complex="12pt"/>
    </style:style>
    <style:style style:name="T32" style:family="text">
      <style:text-properties officeooo:rsid="0019221a"/>
    </style:style>
    <style:style style:name="T33" style:family="text">
      <style:text-properties officeooo:rsid="0019f68e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19f68e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color="#000000" style:font-name="Garamond" style:text-underline-style="none" fo:background-color="#ffff00" loext:char-shading-value="0" style:font-name-complex="Garamond"/>
    </style:style>
    <style:style style:name="T38" style:family="text">
      <style:text-properties fo:color="#000000" style:font-name="Garamond" style:text-underline-style="none" fo:background-color="transparent" loext:char-shading-value="0" style:font-name-complex="Garamond"/>
    </style:style>
    <style:style style:name="T39" style:family="text">
      <style:text-properties fo:color="#000000" style:font-name="Garamond" style:text-underline-style="none" officeooo:rsid="001f62bd" fo:background-color="transparent" loext:char-shading-value="0" style:font-name-complex="Garamond"/>
    </style:style>
    <style:style style:name="T40" style:family="text">
      <style:text-properties fo:color="#000000"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41" style:family="text">
      <style:text-properties officeooo:rsid="0020834d"/>
    </style:style>
    <style:style style:name="T42" style:family="text">
      <style:text-properties style:font-name="Garamond1"/>
    </style:style>
    <style:style style:name="T43" style:family="text">
      <style:text-properties officeooo:rsid="00223cea"/>
    </style:style>
    <style:style style:name="T44" style:family="text">
      <style:text-properties officeooo:rsid="002386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1"/>
      <text:p text:style-name="P1"><text:s/></text:p>
      <text:h text:style-name="P9" text:outline-level="1">PROG5 - Projet logiciel <text:line-break/>2014-2015</text:h>
      <text:p text:style-name="P2"/>
      <text:p text:style-name="P2"/>
      <text:p text:style-name="P2"/>
      <text:p text:style-name="P1"><text:span text:style-name="T22">Journal</text:span> </text:p>
      <text:p text:style-name="P3"/>
      <text:p text:style-name="P3"/>
      <text:p text:style-name="P3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éalisé<text:span text:style-name="T1"> </text:span>par :</text:p>
      <text:p text:style-name="P3"><text:span text:style-name="T3">COUTAUD</text:span><text:span text:style-name="T6"> Ulysse</text:span><text:span text:style-name="T5">,</text:span></text:p>
      <text:p text:style-name="P3"><text:span text:style-name="T2">SID-LAKHDAR</text:span><text:span text:style-name="T1"> <text:s/></text:span>Riyane<text:span text:style-name="T1">,</text:span></text:p>
      <text:p text:style-name="P3"><text:span text:style-name="T4">OCHIER</text:span><text:span text:style-name="T7"> Sebastien,</text:span></text:p>
      <text:p text:style-name="P3"><text:span text:style-name="T7"><text:s/></text:span><text:span text:style-name="T4">SELLAM</text:span><text:span text:style-name="T7"> Louis</text:span></text:p>
      <text:p text:style-name="P4">(L3 informatique)</text:p>
      <text:p text:style-name="P3"/>
      <text:p text:style-name="P3"/>
      <text:p text:style-name="P3"/>
      <text:p text:style-name="P3"/>
      <text:p text:style-name="P3">Janvier 2015</text:p>
      <text:p text:style-name="P5"><text:soft-page-break/>******** Lundi 5 Janvier ******** </text:p>
      <text:p text:style-name="P5"/>
      <text:list xml:id="list7855324712594456661" text:style-name="L1">
        <text:list-item>
          <text:p text:style-name="P14">Mise en place du Github</text:p>
        </text:list-item>
        <text:list-item>
          <text:p text:style-name="P18">Analyse du sujet</text:p>
        </text:list-item>
        <text:list-item>
          <text:p text:style-name="P19">Ana<text:span text:style-name="T42">lyse du code source fourni :</text:span></text:p>
        </text:list-item>
      </text:list>
      <text:list xml:id="list5399953058871173594" text:style-name="L2">
        <text:list-item>
          <text:p text:style-name="P118">Determination du rôle joué par chaque fichier</text:p>
        </text:list-item>
        <text:list-item>
          <text:p text:style-name="P16"><text:span text:style-name="T12">Analyse d</text:span><text:span text:style-name="T13">u mode de stockage des registres en des status du simulateur</text:span></text:p>
        </text:list-item>
        <text:list-item>
          <text:p text:style-name="P17"><text:span text:style-name="T13">I</text:span><text:span text:style-name="T12">dentification desprincipales fonctionalités implantés potentielement utiles.</text:span></text:p>
        </text:list-item>
      </text:list>
      <text:list xml:id="list155049429668582" text:continue-list="list7855324712594456661" text:style-name="L1">
        <text:list-item>
          <text:p text:style-name="P15"><text:span text:style-name="T10">Codage de l'accès </text:span><text:span text:style-name="T11">à la mémoire en lecture et </text:span><text:span text:style-name="T10">écritur</text:span><text:span text:style-name="T11">e.</text:span></text:p>
        </text:list-item>
        <text:list-item>
          <text:p text:style-name="P15"><text:span text:style-name="T10">Répartition du travail en fonction des fichiers à traiter : </text:span><text:span text:style-name="T11">Lecture et decodage d'instruction + traitement independant de chaque type d'instruction</text:span><text:span text:style-name="T10">.</text:span></text:p>
        </text:list-item>
      </text:list>
      <text:p text:style-name="P117"/>
      <text:p text:style-name="P5">******** Mardi 6 Janvier ******** </text:p>
      <text:p text:style-name="P5">******** Avancement <text:s text:c="5"/>******** </text:p>
      <text:p text:style-name="P11"/>
      <text:p text:style-name="P10"><text:span text:style-name="T23">A</text:span>nalyse de la doc<text:span text:style-name="T24">umentation ARM_v5</text:span> <text:span text:style-name="T23">relative à :</text:span></text:p>
      <text:list xml:id="list5999288929119469538" text:style-name="L3">
        <text:list-item>
          <text:p text:style-name="P20">Mode d'adressage et fetch des instructions de la memoire vers les registres.</text:p>
        </text:list-item>
        <text:list-item>
          <text:p text:style-name="P21">Determiner la partie commune de la lecture et de l'analyse de <text:span text:style-name="T32">toutes les </text:span>instruction<text:span text:style-name="T32">s et des conditions de différenciation des modes d'adressage</text:span> :</text:p>
          <text:p text:style-name="P27">- <text:span text:style-name="T22">arm_instruction.c<text:tab/><text:tab/>:</text:span> <text:span text:style-name="T27">SELLAM</text:span><text:span text:style-name="T29"> Louis</text:span></text:p>
        </text:list-item>
        <text:list-item>
          <text:p text:style-name="P20">Determination des algorithmes de traitement de chaque type d'instruction :</text:p>
          <text:p text:style-name="P28">- <text:span text:style-name="T22">arm_branch_other.c<text:tab/>:</text:span><text:span text:style-name="T26"> </text:span><text:span text:style-name="T28">COUTAUD</text:span><text:span text:style-name="T30"> Ulysse</text:span></text:p>
          <text:p text:style-name="P28"><text:span text:style-name="T30">- arm_load_store.c<text:tab/><text:tab/>: </text:span><text:span text:style-name="T27">OCHIER</text:span><text:span text:style-name="T29"> Sebastien</text:span></text:p>
          <text:p text:style-name="P29">- <text:span text:style-name="T22">arm_data_processing.c<text:tab/>:</text:span><text:span text:style-name="T26"> </text:span><text:span text:style-name="T28">SID-LAKHDAR</text:span><text:span text:style-name="T31"> <text:s/></text:span><text:span text:style-name="T26">Riyane</text:span></text:p>
        </text:list-item>
      </text:list>
      <text:p text:style-name="P10"/>
      <text:p text:style-name="P6">******** Mercredi 7 Janvier ******** </text:p>
      <text:p text:style-name="P6">******** Avancement <text:s text:c="5"/>******** </text:p>
      <text:p text:style-name="P6"/>
      <text:p text:style-name="P116"><text:span text:style-name="T34">. <text:s text:c="2"/></text:span><text:span text:style-name="T35">arm_instruction :</text:span></text:p>
      <text:p text:style-name="P82"/>
      <text:p text:style-name="P30">******* A faire LOUIS ********</text:p>
      <text:p text:style-name="P30"/>
      <text:p text:style-name="P12"><text:span text:style-name="T19">. <text:s text:c="2"/></text:span><text:span text:style-name="T20">arm_data_processing :</text:span></text:p>
      <text:p text:style-name="P76"/>
      <text:p text:style-name="P37">Mise en place de l'algorithme de traitement d'instructions « data processing » :</text:p>
      <text:p text:style-name="P37">Implantation du parseur d'instruction(non exhaustif).</text:p>
      <text:p text:style-name="P37"><text:span text:style-name="T43">Realisation de de</text:span> chaque <text:span text:style-name="T43">type d'operation</text:span>.</text:p>
      <text:p text:style-name="P38">Sauvegarde des resultats de l'operation en fonction du types d'operation et du bit S (mise à jours du registre CPSR)</text:p>
      <text:p text:style-name="P34"/>
      <text:p text:style-name="P12"><text:span text:style-name="T19">. <text:s text:c="2"/></text:span><text:span text:style-name="T9">arm_load_store :</text:span></text:p>
      <text:p text:style-name="P34">Mise en place des algorithmes du traitement des pre(post)-<text:soft-page-break/>increments d'adresses immediate, ou par registres.</text:p>
      <text:p text:style-name="P34"/>
      <text:p text:style-name="P114"><text:span text:style-name="T21">. <text:s text:c="2"/></text:span><text:span text:style-name="T8">arm_branch_other :</text:span></text:p>
      <text:p text:style-name="P76"/>
      <text:p text:style-name="P41">******** <text:span text:style-name="T33">A ULYSSE*************</text:span></text:p>
      <text:p text:style-name="P32"/>
      <text:p text:style-name="P80"/>
      <text:p text:style-name="P5">******** Jeudi 8 Janvier ******** </text:p>
      <text:p text:style-name="P5">******** Avancement <text:s text:c="5"/>******** </text:p>
      <text:p text:style-name="P22"/>
      <text:p text:style-name="P85"><text:span text:style-name="T34">. <text:s text:c="2"/></text:span><text:span text:style-name="T35">arm_instruction :</text:span></text:p>
      <text:p text:style-name="P48"/>
      <text:p text:style-name="P31">******* A faire LOUIS ********</text:p>
      <text:p text:style-name="P31"/>
      <text:p text:style-name="P83"><text:span text:style-name="T19">. <text:s text:c="2"/></text:span><text:span text:style-name="T20">arm_data_processing :</text:span></text:p>
      <text:p text:style-name="P78"/>
      <text:p text:style-name="P43"><text:span text:style-name="T16">G</text:span><text:span text:style-name="T15">eneralisation du parseur d</text:span><text:span text:style-name="T18">e l'</text:span><text:span text:style-name="T15">operande </text:span><text:span text:style-name="T18">2 </text:span><text:span text:style-name="T17">(shifter_ope</text:span><text:span text:style-name="T18">rand</text:span><text:span text:style-name="T17">) </text:span><text:span text:style-name="T18">au cas</text:span><text:span text:style-name="T15"> :</text:span></text:p>
      <text:list xml:id="list7011639809958817671" text:style-name="L4">
        <text:list-item>
          <text:p text:style-name="P25"><text:span text:style-name="T15">Representé par un </text:span><text:span text:style-name="T14">immediat </text:span><text:span text:style-name="T15">+ decalage ou rotation </text:span><text:span text:style-name="T37">(XX cas)</text:span></text:p>
        </text:list-item>
        <text:list-item>
          <text:p text:style-name="P26"><text:span text:style-name="T38">Representé par un </text:span><text:span text:style-name="T40">registre</text:span><text:span text:style-name="T38"> </text:span><text:span text:style-name="T39">+ decalage ou rotation immediat ou registre </text:span><text:span text:style-name="T37">(XX cas)</text:span></text:p>
        </text:list-item>
      </text:list>
      <text:p text:style-name="P43"><text:span text:style-name="T15"/></text:p>
      <text:p text:style-name="P83"><text:span text:style-name="T19">. <text:s text:c="2"/></text:span><text:span text:style-name="T9">arm_load_store :</text:span></text:p>
      <text:p text:style-name="P50"/>
      <text:p text:style-name="P36">Mise en place des algorithmes des "Miscellaneous Load/Store".</text:p>
      <text:p text:style-name="P35"/>
      <text:p text:style-name="P84"><text:span text:style-name="T21">. <text:s text:c="2"/></text:span><text:span text:style-name="T8">arm_branch_other :</text:span></text:p>
      <text:p text:style-name="P47"/>
      <text:p text:style-name="P42">******** <text:span text:style-name="T33">A ULYSSE*************</text:span></text:p>
      <text:p text:style-name="P33"/>
      <text:p text:style-name="P81"/>
      <text:p text:style-name="P23">******** Vendredi 9 Janvier ******** </text:p>
      <text:p text:style-name="P5">******** Avancement <text:s text:c="5"/>******** </text:p>
      <text:p text:style-name="P22"/>
      <text:p text:style-name="P85"><text:span text:style-name="T34">. <text:s text:c="2"/></text:span><text:span text:style-name="T35">arm_instruction :</text:span></text:p>
      <text:p text:style-name="P48"/>
      <text:p text:style-name="P31">******* A faire LOUIS ********</text:p>
      <text:p text:style-name="P31"/>
      <text:p text:style-name="P83"><text:span text:style-name="T19">. <text:s text:c="2"/></text:span><text:span text:style-name="T20">arm_data_processing :</text:span></text:p>
      <text:p text:style-name="P47"/>
      <text:p text:style-name="P46">Implantation de l'interface utilisateur : Affichage du type d'operation, bit I, bit S, type de l'operande 2 et la valeur des operande 1 et 2.</text:p>
      <text:p text:style-name="P46">Test de toutes les commandes de type « data_processing »</text:p>
      <text:p text:style-name="P35"/>
      <text:p text:style-name="P83"><text:span text:style-name="T19">. <text:s text:c="2"/></text:span><text:span text:style-name="T9">arm_load_store :</text:span></text:p>
      <text:p text:style-name="P36"/>
      <text:p text:style-name="P36">Test des Load/Store. Modification des codes conditions afin d'appliquer le bon traitement à l'adresse.</text:p>
      <text:p text:style-name="P36"><text:soft-page-break/></text:p>
      <text:p text:style-name="P84"><text:span text:style-name="T21">. <text:s text:c="2"/></text:span><text:span text:style-name="T8">arm_branch_other :</text:span></text:p>
      <text:p text:style-name="P47"/>
      <text:p text:style-name="P42">******** <text:span text:style-name="T33">A ULYSSE*************</text:span></text:p>
      <text:p text:style-name="P33"/>
      <text:p text:style-name="P81"/>
      <text:p text:style-name="P23">******** Samedi 10 Janvier ******** </text:p>
      <text:p text:style-name="P5">******** Avancement <text:s text:c="5"/>******** </text:p>
      <text:p text:style-name="P22"/>
      <text:p text:style-name="P85"><text:span text:style-name="T34">. <text:s text:c="2"/></text:span><text:span text:style-name="T35">arm_instruction :</text:span></text:p>
      <text:p text:style-name="P48"/>
      <text:p text:style-name="P31">******* A faire LOUIS ********</text:p>
      <text:p text:style-name="P31"/>
      <text:p text:style-name="P83"><text:span text:style-name="T19">. <text:s text:c="2"/></text:span><text:span text:style-name="T20">arm_data_processing :</text:span></text:p>
      <text:p text:style-name="P79"/>
      <text:p text:style-name="P44">Mise à jour du fichier « descriptif du code.odt » relatif au code de traitement d'instruction « data_processing ».</text:p>
      <text:p text:style-name="P45">Mise à jour du fichier « <text:span text:style-name="T44">liste des fonctionalites</text:span>.odt » relatif au code de traitement d'instruction « data_processing ».</text:p>
      <text:p text:style-name="P45">Mise à jour du fichier « <text:span text:style-name="T44">liste des tests</text:span>.odt » relatif au code de traitement d'instruction « data_processing ».</text:p>
      <text:p text:style-name="P39"/>
      <text:p text:style-name="P83"><text:span text:style-name="T19">. <text:s text:c="2"/></text:span><text:span text:style-name="T9">arm_load_store :</text:span></text:p>
      <text:p text:style-name="P50"/>
      <text:p text:style-name="P40">******** <text:span text:style-name="T41">SEBASTIEN*************</text:span></text:p>
      <text:p text:style-name="P35"/>
      <text:p text:style-name="P84"><text:span text:style-name="T21">. <text:s text:c="2"/></text:span><text:span text:style-name="T8">arm_branch_other :</text:span></text:p>
      <text:p text:style-name="P47"/>
      <text:p text:style-name="P42">******** <text:span text:style-name="T33">A ULYSSE*************</text:span></text:p>
      <text:p text:style-name="P33"/>
      <text:p text:style-name="P81"/>
      <text:p text:style-name="P23">******** Lundi 12 Janvier ******** </text:p>
      <text:p text:style-name="P5">******** Avancement <text:s text:c="5"/>******** </text:p>
      <text:p text:style-name="P22"/>
      <text:p text:style-name="P85"><text:span text:style-name="T34">. <text:s text:c="2"/></text:span><text:span text:style-name="T35">arm_instruction :</text:span></text:p>
      <text:p text:style-name="P48"/>
      <text:p text:style-name="P31">******* A faire LOUIS ********</text:p>
      <text:p text:style-name="P31"/>
      <text:p text:style-name="P83"><text:span text:style-name="T19">. <text:s text:c="2"/></text:span><text:span text:style-name="T20">arm_data_processing :</text:span></text:p>
      <text:p text:style-name="P47"/>
      <text:p text:style-name="P42">******** <text:span text:style-name="T33">A faire Riyane *************</text:span></text:p>
      <text:p text:style-name="P35"/>
      <text:p text:style-name="P83"><text:span text:style-name="T19">. <text:s text:c="2"/></text:span><text:span text:style-name="T9">arm_load_store :</text:span></text:p>
      <text:p text:style-name="P50"/>
      <text:p text:style-name="P40">******** <text:span text:style-name="T41">SEBASTIEN*************</text:span></text:p>
      <text:p text:style-name="P35"/>
      <text:p text:style-name="P84"><text:span text:style-name="T21">. <text:s text:c="2"/></text:span><text:span text:style-name="T8">arm_branch_other :</text:span></text:p>
      <text:p text:style-name="P47"><text:soft-page-break/></text:p>
      <text:p text:style-name="P42">******** <text:span text:style-name="T33">A ULYSSE*************</text:span></text:p>
      <text:p text:style-name="P33"/>
      <text:p text:style-name="P81"/>
      <text:p text:style-name="P24">******** Mardi 13 Janvier ******** </text:p>
      <text:p text:style-name="P7">******** Avancement <text:s text:c="5"/>******** </text:p>
      <text:p text:style-name="P22"/>
      <text:p text:style-name="P85"><text:span text:style-name="T34">. <text:s text:c="2"/></text:span><text:span text:style-name="T35">arm_instruction :</text:span></text:p>
      <text:p text:style-name="P48"/>
      <text:p text:style-name="P31">******* A faire LOUIS ********</text:p>
      <text:p text:style-name="P31"/>
      <text:p text:style-name="P83"><text:span text:style-name="T19">. <text:s text:c="2"/></text:span><text:span text:style-name="T20">arm_data_processing :</text:span></text:p>
      <text:p text:style-name="P47"/>
      <text:p text:style-name="P42">******** <text:span text:style-name="T33">A faire Riyane *************</text:span></text:p>
      <text:p text:style-name="P35"/>
      <text:p text:style-name="P83"><text:span text:style-name="T19">. <text:s text:c="2"/></text:span><text:span text:style-name="T9">arm_load_store :</text:span></text:p>
      <text:p text:style-name="P50"/>
      <text:p text:style-name="P40">******** <text:span text:style-name="T41">SEBASTIEN*************</text:span></text:p>
      <text:p text:style-name="P35"/>
      <text:p text:style-name="P84"><text:span text:style-name="T21">. <text:s text:c="2"/></text:span><text:span text:style-name="T8">arm_branch_other :</text:span></text:p>
      <text:p text:style-name="P47"/>
      <text:p text:style-name="P42">******** <text:span text:style-name="T33">A ULYSSE*************</text:span></text:p>
      <text:p text:style-name="P33"/>
      <text:p text:style-name="P81"/>
      <text:p text:style-name="P24"><text:span text:style-name="T36">******** Mercredi 14 Janvier ******** </text:span></text:p>
      <text:p text:style-name="P5">******** Avancement <text:s text:c="5"/>******** </text:p>
      <text:p text:style-name="P22"/>
      <text:p text:style-name="P85"><text:span text:style-name="T34">. <text:s text:c="2"/></text:span><text:span text:style-name="T35">arm_instruction :</text:span></text:p>
      <text:p text:style-name="P48"/>
      <text:p text:style-name="P31">******* A faire LOUIS ********</text:p>
      <text:p text:style-name="P31"/>
      <text:p text:style-name="P83"><text:span text:style-name="T19">. <text:s text:c="2"/></text:span><text:span text:style-name="T20">arm_data_processing :</text:span></text:p>
      <text:p text:style-name="P47"/>
      <text:p text:style-name="P42">******** <text:span text:style-name="T33">A faire Riyane *************</text:span></text:p>
      <text:p text:style-name="P35"/>
      <text:p text:style-name="P83"><text:span text:style-name="T19">. <text:s text:c="2"/></text:span><text:span text:style-name="T9">arm_load_store :</text:span></text:p>
      <text:p text:style-name="P50"/>
      <text:p text:style-name="P40">******** <text:span text:style-name="T41">SEBASTIEN*************</text:span></text:p>
      <text:p text:style-name="P35"/>
      <text:p text:style-name="P84"><text:span text:style-name="T21">. <text:s text:c="2"/></text:span><text:span text:style-name="T8">arm_branch_other :</text:span></text:p>
      <text:p text:style-name="P47"/>
      <text:p text:style-name="P42">******** <text:span text:style-name="T33">A ULYSSE*************</text:span></text:p>
      <text:p text:style-name="P33"/>
      <text:p text:style-name="P81"/>
      <text:p text:style-name="P23">******** Jeudi 15 Janvier ******** </text:p>
      <text:p text:style-name="P5">******** Avancement <text:s text:c="5"/>******** </text:p>
      <text:p text:style-name="P22"/>
      <text:p text:style-name="P85"><text:soft-page-break/><text:span text:style-name="T34">. <text:s text:c="2"/></text:span><text:span text:style-name="T35">arm_instruction :</text:span></text:p>
      <text:p text:style-name="P48"/>
      <text:p text:style-name="P31">******* A faire LOUIS ********</text:p>
      <text:p text:style-name="P31"/>
      <text:p text:style-name="P83"><text:span text:style-name="T19">. <text:s text:c="2"/></text:span><text:span text:style-name="T20">arm_data_processing :</text:span></text:p>
      <text:p text:style-name="P47"/>
      <text:p text:style-name="P42">******** <text:span text:style-name="T33">A faire Riyane *************</text:span></text:p>
      <text:p text:style-name="P35"/>
      <text:p text:style-name="P83"><text:span text:style-name="T19">. <text:s text:c="2"/></text:span><text:span text:style-name="T9">arm_load_store :</text:span></text:p>
      <text:p text:style-name="P50"/>
      <text:p text:style-name="P40">******** <text:span text:style-name="T41">SEBASTIEN*************</text:span></text:p>
      <text:p text:style-name="P35"/>
      <text:p text:style-name="P84"><text:span text:style-name="T21">. <text:s text:c="2"/></text:span><text:span text:style-name="T8">arm_branch_other :</text:span></text:p>
      <text:p text:style-name="P47"/>
      <text:p text:style-name="P42">******** <text:span text:style-name="T33">A ULYSSE*************</text:span></text:p>
      <text:p text:style-name="P33"/>
      <text:p text:style-name="P81"/>
      <text:p text:style-name="P23">******** Vendredi 16 Janvier ******** </text:p>
      <text:p text:style-name="P5">******** Avancement <text:s text:c="5"/>******** </text:p>
      <text:p text:style-name="P22"/>
      <text:p text:style-name="P85"><text:span text:style-name="T34">. <text:s text:c="2"/></text:span><text:span text:style-name="T35">arm_instruction :</text:span></text:p>
      <text:p text:style-name="P48"/>
      <text:p text:style-name="P31">******* A faire LOUIS ********</text:p>
      <text:p text:style-name="P31"/>
      <text:p text:style-name="P83"><text:span text:style-name="T19">. <text:s text:c="2"/></text:span><text:span text:style-name="T20">arm_data_processing :</text:span></text:p>
      <text:p text:style-name="P47"/>
      <text:p text:style-name="P42">******** <text:span text:style-name="T33">A faire Riyane *************</text:span></text:p>
      <text:p text:style-name="P35"/>
      <text:p text:style-name="P83"><text:span text:style-name="T19">. <text:s text:c="2"/></text:span><text:span text:style-name="T9">arm_load_store :</text:span></text:p>
      <text:p text:style-name="P50"/>
      <text:p text:style-name="P40">******** <text:span text:style-name="T41">SEBASTIEN*************</text:span></text:p>
      <text:p text:style-name="P35"/>
      <text:p text:style-name="P84"><text:span text:style-name="T21">. <text:s text:c="2"/></text:span><text:span text:style-name="T8">arm_branch_other :</text:span></text:p>
      <text:p text:style-name="P47"/>
      <text:p text:style-name="P42">******** <text:span text:style-name="T33">A ULYSSE*************</text:span></text:p>
      <text:p text:style-name="P33"/>
      <text:p text:style-name="P8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suskley </meta:initial-creator>
    <meta:creation-date>2015-01-10T13:26:57.067782450</meta:creation-date>
    <meta:editing-duration>P2171DT10H52M6S</meta:editing-duration>
    <dc:date>2015-01-10T15:50:48.903061166</dc:date>
    <dc:creator>kassuskley </dc:creator>
    <meta:editing-cycles>10</meta:editing-cycles>
    <meta:generator>LibreOffice/4.2.6.3$Linux_x86 LibreOffice_project/420m0$Build-3</meta:generator>
    <meta:document-statistic meta:table-count="0" meta:image-count="0" meta:object-count="0" meta:page-count="6" meta:paragraph-count="127" meta:word-count="688" meta:character-count="4876" meta:non-whitespace-character-count="4180"/>
  </office:meta>
</office:document-meta>
</file>